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Console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ITURA MUNICIPAL DE MACAPÁ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1:35:28.112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6.2.1$Windows_X86_64 LibreOffice_project/56f7684011345957bbf33a7ee678afaf4d2ba333</meta:generator>
  </office:meta>
</office:document-meta>
</file>